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No. of Inpu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table:formula="of:=[.F1]+10000" office:value-type="float" office:value="60000" calcext:value-type="float">
            <text:p>60000</text:p>
          </table:table-cell>
          <table:table-cell table:formula="of:=[.G1]+10000" office:value-type="float" office:value="70000" calcext:value-type="float">
            <text:p>70000</text:p>
          </table:table-cell>
          <table:table-cell table:formula="of:=[.H1]+10000" office:value-type="float" office:value="80000" calcext:value-type="float">
            <text:p>80000</text:p>
          </table:table-cell>
          <table:table-cell table:formula="of:=[.I1]+10000" office:value-type="float" office:value="90000" calcext:value-type="float">
            <text:p>90000</text:p>
          </table:table-cell>
          <table:table-cell table:formula="of:=[.J1]+10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.258788" calcext:value-type="float">
            <text:p>0.258788</text:p>
          </table:table-cell>
          <table:table-cell office:value-type="float" office:value="1.118415" calcext:value-type="float">
            <text:p>1.118415</text:p>
          </table:table-cell>
          <table:table-cell office:value-type="float" office:value="2.601796" calcext:value-type="float">
            <text:p>2.601796</text:p>
          </table:table-cell>
          <table:table-cell office:value-type="float" office:value="4.658996" calcext:value-type="float">
            <text:p>4.658996</text:p>
          </table:table-cell>
          <table:table-cell office:value-type="float" office:value="7.334914" calcext:value-type="float">
            <text:p>7.334914</text:p>
          </table:table-cell>
          <table:table-cell office:value-type="float" office:value="10.676049" calcext:value-type="float">
            <text:p>10.676049</text:p>
          </table:table-cell>
          <table:table-cell office:value-type="float" office:value="14.563378" calcext:value-type="float">
            <text:p>14.563378</text:p>
          </table:table-cell>
          <table:table-cell office:value-type="float" office:value="18.964988" calcext:value-type="float">
            <text:p>18.964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.038735" calcext:value-type="float">
            <text:p>0.038735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334151" calcext:value-type="float">
            <text:p>0.334151</text:p>
          </table:table-cell>
          <table:table-cell office:value-type="float" office:value="0.602883" calcext:value-type="float">
            <text:p>0.602883</text:p>
          </table:table-cell>
          <table:table-cell office:value-type="float" office:value="0.921996" calcext:value-type="float">
            <text:p>0.921996</text:p>
          </table:table-cell>
          <table:table-cell office:value-type="float" office:value="1.301938" calcext:value-type="float">
            <text:p>1.301938</text:p>
          </table:table-cell>
          <table:table-cell office:value-type="float" office:value="1.754846" calcext:value-type="float">
            <text:p>1.754846</text:p>
          </table:table-cell>
          <table:table-cell office:value-type="float" office:value="2.3072" calcext:value-type="float">
            <text:p>2.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0.010162" calcext:value-type="float">
            <text:p>0.010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Sort_First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5773" calcext:value-type="float">
            <text:p>0.005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Sort_Random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006805" calcext:value-type="float">
            <text:p>0.00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Sort_Median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7071" calcext:value-type="float">
            <text:p>0.007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19131" calcext:value-type="float">
            <text:p>0.019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2124" calcext:value-type="float">
            <text:p>0.002124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3051" calcext:value-type="float">
            <text:p>0.00305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50:08.593073983</meta:creation-date>
    <dc:date>2024-08-30T10:27:10.548804173</dc:date>
    <meta:editing-duration>PT16M3S</meta:editing-duration>
    <meta:editing-cycles>4</meta:editing-cycles>
    <meta:generator>LibreOffice/7.3.2.2$Linux_X86_64 LibreOffice_project/30$Build-2</meta:generator>
    <meta:document-statistic meta:table-count="1" meta:cell-count="78" meta:object-count="0"/>
  </office:meta>
</office:document-meta>
</file>